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1eae1" officeooo:paragraph-rsid="0081eae1"/>
    </style:style>
    <style:style style:name="P7" style:family="paragraph" style:parent-style-name="First_20_line_20_indent">
      <style:text-properties officeooo:rsid="0081eae1" officeooo:paragraph-rsid="00844742"/>
    </style:style>
    <style:style style:name="P8" style:family="paragraph" style:parent-style-name="First_20_line_20_indent">
      <style:text-properties officeooo:paragraph-rsid="00817d25"/>
    </style:style>
    <style:style style:name="P9" style:family="paragraph" style:parent-style-name="First_20_line_20_indent">
      <style:text-properties officeooo:paragraph-rsid="0085a6cc"/>
    </style:style>
    <style:style style:name="P10" style:family="paragraph" style:parent-style-name="First_20_line_20_indent">
      <style:text-properties fo:font-weight="bold" officeooo:rsid="0085a6cc" officeooo:paragraph-rsid="0085a6cc" style:font-weight-asian="bold" style:font-weight-complex="bold"/>
    </style:style>
    <style:style style:name="P11" style:family="paragraph" style:parent-style-name="First_20_line_20_indent">
      <style:text-properties fo:font-weight="bold" officeooo:rsid="0087f0f9" officeooo:paragraph-rsid="0087f0f9" style:font-weight-asian="bold" style:font-weight-complex="bold"/>
    </style:style>
    <style:style style:name="P12" style:family="paragraph" style:parent-style-name="First_20_line_20_indent">
      <style:text-properties fo:font-weight="bold" officeooo:rsid="0087f0f9" officeooo:paragraph-rsid="00888ac5" style:font-weight-asian="bold" style:font-weight-complex="bold"/>
    </style:style>
    <style:style style:name="P13" style:family="paragraph" style:parent-style-name="First_20_line_20_indent">
      <style:text-properties fo:font-weight="bold" officeooo:paragraph-rsid="008b1be0" style:font-weight-asian="bold" style:font-weight-complex="bold"/>
    </style:style>
    <style:style style:name="P14" style:family="paragraph" style:parent-style-name="First_20_line_20_indent">
      <style:text-properties fo:font-weight="bold" officeooo:rsid="008bf610" officeooo:paragraph-rsid="008c945e" style:font-weight-asian="bold" style:font-weight-complex="bold"/>
    </style:style>
    <style:style style:name="P15" style:family="paragraph" style:parent-style-name="First_20_line_20_indent">
      <style:text-properties fo:font-weight="bold" officeooo:rsid="008e887a" officeooo:paragraph-rsid="008e887a" style:font-weight-asian="bold" style:font-weight-complex="bold"/>
    </style:style>
    <style:style style:name="P16" style:family="paragraph" style:parent-style-name="First_20_line_20_indent">
      <style:paragraph-properties fo:text-align="start" style:justify-single-word="false"/>
      <style:text-properties fo:font-weight="bold" officeooo:paragraph-rsid="00915fe3" style:font-weight-asian="bold" style:font-weight-complex="bold"/>
    </style:style>
    <style:style style:name="P17" style:family="paragraph" style:parent-style-name="First_20_line_20_indent">
      <style:paragraph-properties fo:text-align="start" style:justify-single-word="false"/>
      <style:text-properties fo:font-weight="bold" officeooo:paragraph-rsid="0092b135" style:font-weight-asian="bold" style:font-weight-complex="bold"/>
    </style:style>
    <style:style style:name="P18" style:family="paragraph" style:parent-style-name="First_20_line_20_indent">
      <style:text-properties fo:font-weight="normal" officeooo:rsid="0085a6cc" officeooo:paragraph-rsid="0085a6cc" style:font-weight-asian="normal" style:font-weight-complex="normal"/>
    </style:style>
    <style:style style:name="P19" style:family="paragraph" style:parent-style-name="First_20_line_20_indent">
      <style:text-properties fo:font-weight="normal" officeooo:rsid="00874abc" officeooo:paragraph-rsid="00874abc" style:font-weight-asian="normal" style:font-weight-complex="normal"/>
    </style:style>
    <style:style style:name="P20" style:family="paragraph" style:parent-style-name="First_20_line_20_indent">
      <style:text-properties fo:font-weight="normal" officeooo:rsid="00874abc" officeooo:paragraph-rsid="0087f0f9" style:font-weight-asian="normal" style:font-weight-complex="normal"/>
    </style:style>
    <style:style style:name="P21" style:family="paragraph" style:parent-style-name="First_20_line_20_indent">
      <style:text-properties fo:font-weight="normal" officeooo:rsid="0087f0f9" officeooo:paragraph-rsid="0087f0f9" style:font-weight-asian="normal" style:font-weight-complex="normal"/>
    </style:style>
    <style:style style:name="P22" style:family="paragraph" style:parent-style-name="First_20_line_20_indent">
      <style:text-properties fo:font-weight="normal" officeooo:rsid="0087f0f9" officeooo:paragraph-rsid="00888ac5" style:font-weight-asian="normal" style:font-weight-complex="normal"/>
    </style:style>
    <style:style style:name="P23" style:family="paragraph" style:parent-style-name="First_20_line_20_indent">
      <style:text-properties fo:font-weight="normal" officeooo:rsid="00888ac5" officeooo:paragraph-rsid="00888ac5" style:font-weight-asian="normal" style:font-weight-complex="normal"/>
    </style:style>
    <style:style style:name="P24" style:family="paragraph" style:parent-style-name="First_20_line_20_indent">
      <style:text-properties fo:font-weight="normal" officeooo:rsid="0089a952" officeooo:paragraph-rsid="0089a952" style:font-weight-asian="normal" style:font-weight-complex="normal"/>
    </style:style>
    <style:style style:name="P25" style:family="paragraph" style:parent-style-name="First_20_line_20_indent">
      <style:paragraph-properties fo:text-align="start" style:justify-single-word="false"/>
      <style:text-properties fo:font-weight="normal" officeooo:paragraph-rsid="00915fe3" style:font-weight-asian="normal" style:font-weight-complex="normal"/>
    </style:style>
    <style:style style:name="P26" style:family="paragraph" style:parent-style-name="First_20_line_20_indent">
      <style:text-properties officeooo:paragraph-rsid="00888ac5"/>
    </style:style>
    <style:style style:name="P27" style:family="paragraph" style:parent-style-name="First_20_line_20_indent">
      <style:text-properties officeooo:paragraph-rsid="008e887a"/>
    </style:style>
    <style:style style:name="P28" style:family="paragraph" style:parent-style-name="First_20_line_20_indent">
      <style:paragraph-properties fo:text-align="start" style:justify-single-word="false"/>
      <style:text-properties officeooo:paragraph-rsid="00915fe3"/>
    </style:style>
    <style:style style:name="P29" style:family="paragraph" style:parent-style-name="First_20_line_20_indent">
      <style:paragraph-properties fo:text-align="start" style:justify-single-word="false"/>
      <style:text-properties officeooo:paragraph-rsid="0092b135"/>
    </style:style>
    <style:style style:name="P30" style:family="paragraph" style:parent-style-name="First_20_line_20_indent">
      <style:paragraph-properties fo:text-align="start" style:justify-single-word="false"/>
      <style:text-properties officeooo:paragraph-rsid="0092cca6"/>
    </style:style>
    <style:style style:name="P31" style:family="paragraph" style:parent-style-name="First_20_line_20_indent">
      <style:text-properties fo:font-weight="normal" officeooo:rsid="008b1be0" officeooo:paragraph-rsid="008b1be0" style:font-weight-asian="normal" style:font-weight-complex="normal"/>
    </style:style>
    <style:style style:name="P32" style:family="paragraph" style:parent-style-name="First_20_line_20_indent">
      <style:text-properties fo:font-weight="normal" officeooo:rsid="008bf610" officeooo:paragraph-rsid="008c945e" style:font-weight-asian="normal" style:font-weight-complex="normal"/>
    </style:style>
    <style:style style:name="P33" style:family="paragraph" style:parent-style-name="First_20_line_20_indent">
      <style:text-properties fo:font-weight="normal" officeooo:rsid="008bf610" officeooo:paragraph-rsid="008bf610" style:font-weight-asian="normal" style:font-weight-complex="normal"/>
    </style:style>
    <style:style style:name="P34" style:family="paragraph" style:parent-style-name="First_20_line_20_indent">
      <style:paragraph-properties fo:text-align="start" style:justify-single-word="false"/>
      <style:text-properties fo:font-weight="normal" officeooo:paragraph-rsid="00915fe3" style:font-weight-asian="normal" style:font-weight-complex="normal"/>
    </style:style>
    <style:style style:name="P35" style:family="paragraph" style:parent-style-name="First_20_line_20_indent">
      <style:paragraph-properties fo:text-align="start" style:justify-single-word="false"/>
      <style:text-properties fo:font-weight="normal" officeooo:rsid="009a401f" officeooo:paragraph-rsid="009a401f" style:font-weight-asian="normal" style:font-weight-complex="normal"/>
    </style:style>
    <style:style style:name="P36" style:family="paragraph" style:parent-style-name="First_20_line_20_indent">
      <style:paragraph-properties fo:text-align="start" style:justify-single-word="false"/>
      <style:text-properties fo:font-weight="normal" officeooo:rsid="00a09260" officeooo:paragraph-rsid="00a09260" style:font-weight-asian="normal" style:font-weight-complex="normal"/>
    </style:style>
    <style:style style:name="P37" style:family="paragraph" style:parent-style-name="First_20_line_20_indent" style:list-style-name="L1">
      <style:text-properties officeooo:paragraph-rsid="008e887a"/>
    </style:style>
    <style:style style:name="P38" style:family="paragraph" style:parent-style-name="First_20_line_20_indent" style:list-style-name="L1">
      <style:text-properties officeooo:paragraph-rsid="00907e68"/>
    </style:style>
    <style:style style:name="P39" style:family="paragraph" style:parent-style-name="First_20_line_20_indent">
      <style:text-properties style:font-name="PT Astra Serif" fo:font-size="14pt" fo:font-weight="normal" officeooo:rsid="00907e68" officeooo:paragraph-rsid="00907e68" style:font-size-asian="10.5pt" style:font-weight-asian="normal" style:font-weight-complex="normal"/>
    </style:style>
    <style:style style:name="P40" style:family="paragraph" style:parent-style-name="First_20_line_20_indent">
      <style:paragraph-properties fo:text-align="start" style:justify-single-word="false"/>
      <style:text-properties style:font-name="PT Astra Serif" fo:font-size="14pt" fo:font-weight="normal" officeooo:rsid="0096f90d" officeooo:paragraph-rsid="0096f90d" style:font-size-asian="10.5pt" style:font-weight-asian="normal" style:font-weight-complex="normal"/>
    </style:style>
    <style:style style:name="P41" style:family="paragraph" style:parent-style-name="First_20_line_20_indent">
      <style:paragraph-properties fo:text-align="start" style:justify-single-word="false"/>
      <style:text-properties style:font-name="PT Astra Serif" fo:font-size="14pt" fo:font-weight="normal" officeooo:rsid="009a401f" officeooo:paragraph-rsid="009a401f" style:font-size-asian="10.5pt" style:font-weight-asian="normal" style:font-weight-complex="normal"/>
    </style:style>
    <style:style style:name="P42" style:family="paragraph" style:parent-style-name="First_20_line_20_indent">
      <style:paragraph-properties fo:text-align="start" style:justify-single-word="false"/>
      <style:text-properties style:font-name="PT Astra Serif" fo:font-size="14pt" fo:font-weight="normal" officeooo:rsid="009a401f" officeooo:paragraph-rsid="009c262d" style:font-size-asian="10.5pt" style:font-weight-asian="normal" style:font-weight-complex="normal"/>
    </style:style>
    <style:style style:name="P43" style:family="paragraph" style:parent-style-name="First_20_line_20_indent">
      <style:text-properties style:font-name="PT Astra Serif" fo:font-size="14pt" fo:font-weight="bold" officeooo:rsid="0092b135" officeooo:paragraph-rsid="0092b135" style:font-size-asian="10.5pt" style:font-weight-asian="bold" style:font-weight-complex="bold"/>
    </style:style>
    <style:style style:name="P44" style:family="paragraph" style:parent-style-name="First_20_line_20_indent">
      <style:text-properties style:font-name="PT Astra Serif" fo:font-size="14pt" fo:font-weight="bold" officeooo:rsid="009c262d" officeooo:paragraph-rsid="009c262d" style:font-size-asian="14pt" style:font-weight-asian="bold" style:font-size-complex="14pt" style:font-weight-complex="bold"/>
    </style:style>
    <style:style style:name="P45" style:family="paragraph" style:parent-style-name="First_20_line_20_indent">
      <style:text-properties style:font-name="PT Astra Serif" fo:font-size="14pt" fo:font-style="normal" fo:font-weight="bold" officeooo:rsid="009a401f" officeooo:paragraph-rsid="009a401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First_20_line_20_indent">
      <style:text-properties style:font-name="PT Astra Serif" fo:font-size="16pt" fo:font-weight="bold" officeooo:rsid="009a401f" officeooo:paragraph-rsid="009a401f" style:font-size-asian="16pt" style:font-weight-asian="bold" style:font-size-complex="16pt" style:font-weight-complex="bold"/>
    </style:style>
    <style:style style:name="P47" style:family="paragraph" style:parent-style-name="First_20_line_20_indent">
      <style:text-properties style:font-name="PT Astra Serif" fo:font-size="16pt" fo:font-style="normal" fo:font-weight="normal" officeooo:rsid="009a401f" officeooo:paragraph-rsid="009a401f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First_20_line_20_indent">
      <style:paragraph-properties fo:text-align="start" style:justify-single-word="false"/>
      <style:text-properties style:font-name="PT Astra Serif" fo:font-size="16pt" fo:font-style="normal" fo:font-weight="normal" officeooo:rsid="009a401f" officeooo:paragraph-rsid="009c262d" style:font-size-asian="16pt" style:font-style-asian="normal" style:font-weight-asian="normal" style:font-size-complex="16pt" style:font-style-complex="normal" style:font-weight-complex="normal"/>
    </style:style>
    <style:style style:name="P49" style:family="paragraph" style:parent-style-name="First_20_line_20_indent">
      <style:paragraph-properties fo:text-align="start" style:justify-single-word="false"/>
      <style:text-properties fo:color="#000000" style:font-name="monospace" fo:font-weight="normal" officeooo:paragraph-rsid="00915fe3" fo:background-color="#ffffff" style:font-weight-asian="normal" style:font-weight-complex="normal"/>
    </style:style>
    <style:style style:name="P50" style:family="paragraph" style:parent-style-name="First_20_line_20_indent">
      <style:paragraph-properties fo:text-align="start" style:justify-single-word="false"/>
      <style:text-properties fo:color="#000000" style:font-name="PT Astra Serif" fo:font-size="14pt" fo:font-weight="normal" officeooo:rsid="009a401f" officeooo:paragraph-rsid="009a401f" fo:background-color="#ffffff" style:font-size-asian="10.5pt" style:font-weight-asian="normal" style:font-weight-complex="normal"/>
    </style:style>
    <style:style style:name="P51" style:family="paragraph" style:parent-style-name="First_20_line_20_indent">
      <style:paragraph-properties fo:text-align="start" style:justify-single-word="false"/>
      <style:text-properties fo:color="#000000" style:font-name="PT Astra Serif" fo:font-size="14pt" fo:font-weight="normal" officeooo:rsid="009a401f" officeooo:paragraph-rsid="009c262d" fo:background-color="#ffffff" style:font-size-asian="10.5pt" style:font-weight-asian="normal" style:font-weight-complex="normal"/>
    </style:style>
    <style:style style:name="P52" style:family="paragraph" style:parent-style-name="First_20_line_20_indent">
      <style:paragraph-properties fo:text-align="start" style:justify-single-word="false"/>
      <style:text-properties fo:color="#000000" style:font-name="PT Astra Serif" fo:font-size="14pt" fo:font-weight="bold" officeooo:rsid="009c262d" officeooo:paragraph-rsid="009c262d" fo:background-color="#ffffff" style:font-size-asian="10.5pt" style:font-weight-asian="bold" style:font-weight-complex="bold"/>
    </style:style>
    <style:style style:name="P53" style:family="paragraph" style:parent-style-name="First_20_line_20_indent">
      <style:paragraph-properties fo:text-align="start" style:justify-single-word="false"/>
      <style:text-properties fo:font-weight="bold" officeooo:paragraph-rsid="0092b135" style:font-weight-asian="bold" style:font-weight-complex="bold"/>
    </style:style>
    <style:style style:name="P54" style:family="paragraph" style:parent-style-name="First_20_line_20_indent">
      <style:paragraph-properties fo:text-align="start" style:justify-single-word="false"/>
      <style:text-properties fo:font-weight="bold" officeooo:paragraph-rsid="0096f90d" style:font-weight-asian="bold" style:font-weight-complex="bold"/>
    </style:style>
    <style:style style:name="P55" style:family="paragraph" style:parent-style-name="First_20_line_20_indent">
      <style:paragraph-properties fo:text-align="start" style:justify-single-word="false"/>
      <style:text-properties fo:font-weight="bold" officeooo:rsid="009a401f" officeooo:paragraph-rsid="009a401f" style:font-weight-asian="bold" style:font-weight-complex="bold"/>
    </style:style>
    <style:style style:name="P56" style:family="paragraph" style:parent-style-name="First_20_line_20_indent">
      <style:text-properties fo:font-weight="bold" officeooo:paragraph-rsid="0092b135" style:font-weight-asian="bold" style:font-weight-complex="bold"/>
    </style:style>
    <style:style style:name="P57" style:family="paragraph" style:parent-style-name="First_20_line_20_indent">
      <style:text-properties fo:font-weight="bold" officeooo:rsid="0089a952" officeooo:paragraph-rsid="0089a952" style:font-weight-asian="bold" style:font-weight-complex="bold"/>
    </style:style>
    <style:style style:name="P58" style:family="paragraph" style:parent-style-name="First_20_line_20_indent">
      <style:text-properties fo:font-weight="bold" officeooo:rsid="00a4f784" officeooo:paragraph-rsid="00a4f784" style:font-weight-asian="bold" style:font-weight-complex="bold"/>
    </style:style>
    <style:style style:name="P59" style:family="paragraph" style:parent-style-name="First_20_line_20_indent">
      <style:paragraph-properties fo:text-align="start" style:justify-single-word="false"/>
      <style:text-properties officeooo:paragraph-rsid="0096f90d"/>
    </style:style>
    <style:style style:name="P60" style:family="paragraph" style:parent-style-name="First_20_line_20_indent">
      <style:paragraph-properties fo:text-align="start" style:justify-single-word="false"/>
      <style:text-properties officeooo:paragraph-rsid="009876c2"/>
    </style:style>
    <style:style style:name="P61" style:family="paragraph" style:parent-style-name="First_20_line_20_indent">
      <style:paragraph-properties fo:text-align="start" style:justify-single-word="false"/>
      <style:text-properties officeooo:paragraph-rsid="009a401f"/>
    </style:style>
    <style:style style:name="P62" style:family="paragraph" style:parent-style-name="First_20_line_20_indent">
      <style:paragraph-properties fo:text-align="start" style:justify-single-word="false"/>
      <style:text-properties officeooo:paragraph-rsid="009c262d"/>
    </style:style>
    <style:style style:name="P63" style:family="paragraph" style:parent-style-name="First_20_line_20_indent">
      <style:paragraph-properties fo:text-align="start" style:justify-single-word="false"/>
      <style:text-properties officeooo:rsid="0093d3e9" officeooo:paragraph-rsid="009c262d"/>
    </style:style>
    <style:style style:name="P64" style:family="paragraph" style:parent-style-name="First_20_line_20_indent">
      <style:paragraph-properties fo:text-align="start" style:justify-single-word="false"/>
      <style:text-properties style:font-name="monospace" fo:font-size="14pt" fo:font-style="italic" fo:font-weight="normal" officeooo:rsid="009a401f" officeooo:paragraph-rsid="009a401f" style:font-size-asian="10.5pt" style:font-style-asian="italic" style:font-weight-asian="normal" style:font-style-complex="italic" style:font-weight-complex="normal"/>
    </style:style>
    <style:style style:name="P65" style:family="paragraph" style:parent-style-name="First_20_line_20_indent">
      <style:paragraph-properties fo:text-align="start" style:justify-single-word="false"/>
      <style:text-properties officeooo:rsid="00a25088" officeooo:paragraph-rsid="00a25088"/>
    </style:style>
    <style:style style:name="P66" style:family="paragraph" style:parent-style-name="First_20_line_20_indent">
      <style:text-properties officeooo:paragraph-rsid="00817d25"/>
    </style:style>
    <style:style style:name="P67" style:family="paragraph" style:parent-style-name="First_20_line_20_indent">
      <style:text-properties officeooo:paragraph-rsid="0094c2e1"/>
    </style:style>
    <style:style style:name="P68" style:family="paragraph" style:parent-style-name="First_20_line_20_indent">
      <style:text-properties officeooo:rsid="0081eae1" officeooo:paragraph-rsid="00844742"/>
    </style:style>
    <style:style style:name="P69" style:family="paragraph" style:parent-style-name="First_20_line_20_indent">
      <style:text-properties officeooo:rsid="00844742" officeooo:paragraph-rsid="00a3fa02"/>
    </style:style>
    <style:style style:name="P7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96f90d"/>
    </style:style>
    <style:style style:name="P7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9a1a28"/>
    </style:style>
    <style:style style:name="P72" style:family="paragraph" style:parent-style-name="First_20_line_20_indent">
      <style:paragraph-properties fo:text-align="start" style:justify-single-word="false" fo:break-before="page"/>
      <style:text-properties style:font-name="PT Astra Serif" fo:font-size="14pt" fo:font-weight="bold" officeooo:rsid="009a401f" officeooo:paragraph-rsid="009a401f" style:font-size-asian="10.5pt" style:font-weight-asian="bold" style:font-weight-complex="bold"/>
    </style:style>
    <style:style style:name="P73" style:family="paragraph" style:parent-style-name="First_20_line_20_indent">
      <style:paragraph-properties fo:text-align="start" style:justify-single-word="false" fo:break-before="page"/>
      <style:text-properties officeooo:paragraph-rsid="009a401f"/>
    </style:style>
    <style:style style:name="P74" style:family="paragraph" style:parent-style-name="First_20_line_20_indent">
      <style:paragraph-properties fo:break-before="page"/>
      <style:text-properties fo:font-size="14pt" officeooo:paragraph-rsid="009a401f" style:font-size-asian="14pt" style:font-size-complex="14pt"/>
    </style:style>
    <style:style style:name="P75" style:family="paragraph" style:parent-style-name="First_20_line_20_indent">
      <style:paragraph-properties fo:break-before="page"/>
      <style:text-properties fo:font-weight="bold" officeooo:rsid="00a4f784" officeooo:paragraph-rsid="00a4f784" style:font-weight-asian="bold" style:font-weight-complex="bold"/>
    </style:style>
    <style:style style:name="P76" style:family="paragraph" style:parent-style-name="First_20_line_20_indent" style:master-page-name="First_20_Page">
      <style:paragraph-properties style:page-number="auto"/>
      <style:text-properties fo:font-weight="bold" officeooo:rsid="00a4f784" officeooo:paragraph-rsid="00a4f784" style:font-weight-asian="bold" style:font-weight-complex="bold"/>
    </style:style>
    <style:style style:name="P7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17d25"/>
    </style:style>
    <style:style style:name="T3" style:family="text">
      <style:text-properties officeooo:rsid="00844742"/>
    </style:style>
    <style:style style:name="T4" style:family="text">
      <style:text-properties style:font-name="PT Astra Serif" fo:font-size="14pt" style:font-size-asian="10.5pt"/>
    </style:style>
    <style:style style:name="T5" style:family="text">
      <style:text-properties style:font-name="PT Astra Serif" fo:font-size="14pt" officeooo:rsid="00844742" style:font-size-asian="10.5pt"/>
    </style:style>
    <style:style style:name="T6" style:family="text">
      <style:text-properties style:font-name="PT Astra Serif" fo:font-size="14pt" officeooo:rsid="0085a6cc" style:font-size-asian="10.5pt"/>
    </style:style>
    <style:style style:name="T7" style:family="text">
      <style:text-properties style:font-name="PT Astra Serif" fo:font-size="14pt" officeooo:rsid="008b1be0" style:font-size-asian="10.5pt"/>
    </style:style>
    <style:style style:name="T8" style:family="text">
      <style:text-properties style:font-name="PT Astra Serif" fo:font-size="14pt" officeooo:rsid="00907e68" style:font-size-asian="10.5pt"/>
    </style:style>
    <style:style style:name="T9" style:family="text">
      <style:text-properties style:font-name="PT Astra Serif" fo:font-size="14pt" officeooo:rsid="0096f90d" style:font-size-asian="10.5pt"/>
    </style:style>
    <style:style style:name="T10" style:family="text">
      <style:text-properties style:font-name="PT Astra Serif" fo:font-size="14pt" officeooo:rsid="009c262d" style:font-size-asian="10.5pt"/>
    </style:style>
    <style:style style:name="T11" style:family="text">
      <style:text-properties style:font-name="PT Astra Serif" fo:font-size="14pt" officeooo:rsid="0092b135" style:font-size-asian="10.5pt"/>
    </style:style>
    <style:style style:name="T12" style:family="text">
      <style:text-properties style:font-name="PT Astra Serif" fo:font-size="14pt" officeooo:rsid="009d9e0f" style:font-size-asian="10.5pt"/>
    </style:style>
    <style:style style:name="T13" style:family="text">
      <style:text-properties style:font-name="PT Astra Serif" fo:font-size="14pt" fo:font-weight="normal" officeooo:rsid="00888ac5" style:font-size-asian="10.5pt" style:font-weight-asian="normal" style:font-weight-complex="normal"/>
    </style:style>
    <style:style style:name="T14" style:family="text">
      <style:text-properties style:font-name="PT Astra Serif" fo:font-size="14pt" fo:font-weight="normal" officeooo:rsid="00907e68" style:font-size-asian="10.5pt" style:font-weight-asian="normal" style:font-weight-complex="normal"/>
    </style:style>
    <style:style style:name="T15" style:family="text">
      <style:text-properties style:font-name="PT Astra Serif" fo:font-size="14pt" fo:font-weight="normal" officeooo:rsid="00915fe3" style:font-size-asian="10.5pt" style:font-weight-asian="normal" style:font-weight-complex="normal"/>
    </style:style>
    <style:style style:name="T16" style:family="text">
      <style:text-properties style:font-name="PT Astra Serif" fo:font-size="14pt" fo:font-weight="normal" officeooo:rsid="0092b135" style:font-size-asian="10.5pt" style:font-weight-asian="normal" style:font-weight-complex="normal"/>
    </style:style>
    <style:style style:name="T17" style:family="text">
      <style:text-properties style:font-name="PT Astra Serif" fo:font-size="14pt" fo:font-weight="normal" officeooo:rsid="0096f90d" style:font-size-asian="10.5pt" style:font-weight-asian="normal" style:font-weight-complex="normal"/>
    </style:style>
    <style:style style:name="T18" style:family="text">
      <style:text-properties style:font-name="PT Astra Serif" fo:font-size="14pt" fo:font-weight="bold" officeooo:rsid="009a401f" style:font-size-asian="10.5pt" style:font-weight-asian="bold" style:font-weight-complex="bold"/>
    </style:style>
    <style:style style:name="T19" style:family="text">
      <style:text-properties style:font-name="PT Astra Serif" fo:font-size="14pt" fo:font-weight="bold" officeooo:rsid="00a35aff" style:font-size-asian="10.5pt" style:font-weight-asian="bold" style:font-weight-complex="bold"/>
    </style:style>
    <style:style style:name="T20" style:family="text">
      <style:text-properties style:font-name="PT Astra Serif" fo:font-size="14pt" fo:font-style="normal" fo:font-weight="bold" officeooo:rsid="009a401f" style:font-size-asian="10.5pt" style:font-style-asian="normal" style:font-weight-asian="bold" style:font-style-complex="normal" style:font-weight-complex="bold"/>
    </style:style>
    <style:style style:name="T21" style:family="text">
      <style:text-properties style:font-name="PT Astra Serif" fo:font-size="14pt" fo:font-style="normal" fo:font-weight="bold" officeooo:rsid="0092b135" style:font-size-asian="10.5pt" style:font-style-asian="normal" style:font-weight-asian="bold" style:font-size-complex="16pt" style:font-style-complex="normal" style:font-weight-complex="bold"/>
    </style:style>
    <style:style style:name="T22" style:family="text">
      <style:text-properties style:font-name="PT Astra Serif" fo:font-size="14pt" fo:font-style="normal" fo:font-weight="bold" officeooo:rsid="009c262d" style:font-size-asian="10.5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PT Astra Serif" fo:font-size="14pt" fo:font-style="normal" fo:font-weight="bold" officeooo:rsid="009d9e0f" style:font-size-asian="10.5pt" style:font-style-asian="normal" style:font-weight-asian="bold" style:font-size-complex="16pt" style:font-style-complex="normal" style:font-weight-complex="bold"/>
    </style:style>
    <style:style style:name="T24" style:family="text">
      <style:text-properties style:font-name="PT Astra Serif" fo:font-size="14pt" fo:font-style="normal" fo:font-weight="bold" officeooo:rsid="009a401f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PT Astra Serif" fo:font-size="14pt" fo:font-style="normal" fo:font-weight="normal" style:font-size-asian="10.5pt" style:font-style-asian="normal" style:font-weight-asian="normal" style:font-size-complex="16pt" style:font-style-complex="normal" style:font-weight-complex="normal"/>
    </style:style>
    <style:style style:name="T26" style:family="text">
      <style:text-properties style:font-name="PT Astra Serif" fo:font-size="14pt" fo:font-style="normal" fo:font-weight="normal" officeooo:rsid="009a401f" style:font-size-asian="10.5pt" style:font-style-asian="normal" style:font-weight-asian="normal" style:font-size-complex="16pt" style:font-style-complex="normal" style:font-weight-complex="normal"/>
    </style:style>
    <style:style style:name="T27" style:family="text">
      <style:text-properties style:font-name="PT Astra Serif" fo:font-size="14pt" fo:font-style="normal" fo:font-weight="normal" officeooo:rsid="00a35aff" style:font-size-asian="10.5pt" style:font-style-asian="normal" style:font-weight-asian="normal" style:font-size-complex="16pt" style:font-style-complex="normal" style:font-weight-complex="normal"/>
    </style:style>
    <style:style style:name="T28" style:family="text">
      <style:text-properties style:font-name="PT Astra Serif" fo:font-size="16pt" fo:font-weight="bold" officeooo:rsid="009a401f" style:font-size-asian="16pt" style:font-weight-asian="bold" style:font-size-complex="16pt" style:font-weight-complex="bold"/>
    </style:style>
    <style:style style:name="T29" style:family="text">
      <style:text-properties style:font-name="PT Astra Serif" fo:font-size="16pt" fo:font-style="normal" fo:font-weight="bold" officeooo:rsid="009a401f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PT Astra Serif" fo:font-weight="bold" officeooo:rsid="009a401f" style:font-weight-asian="bold" style:font-weight-complex="bold"/>
    </style:style>
    <style:style style:name="T31" style:family="text">
      <style:text-properties officeooo:rsid="0085a6cc"/>
    </style:style>
    <style:style style:name="T32" style:family="text">
      <style:text-properties officeooo:rsid="0087f0f9"/>
    </style:style>
    <style:style style:name="T33" style:family="text">
      <style:text-properties fo:font-weight="bold" officeooo:rsid="0096f90d" style:font-weight-asian="bold" style:font-weight-complex="bold"/>
    </style:style>
    <style:style style:name="T34" style:family="text">
      <style:text-properties officeooo:rsid="00888ac5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874abc" style:font-weight-asian="normal" style:font-weight-complex="normal"/>
    </style:style>
    <style:style style:name="T37" style:family="text">
      <style:text-properties fo:font-weight="normal" officeooo:rsid="0087f0f9" style:font-weight-asian="normal" style:font-weight-complex="normal"/>
    </style:style>
    <style:style style:name="T38" style:family="text">
      <style:text-properties fo:font-weight="normal" officeooo:rsid="008e887a" style:font-weight-asian="normal" style:font-weight-complex="normal"/>
    </style:style>
    <style:style style:name="T39" style:family="text">
      <style:text-properties fo:font-weight="normal" officeooo:rsid="00907e68" style:font-weight-asian="normal" style:font-weight-complex="normal"/>
    </style:style>
    <style:style style:name="T40" style:family="text">
      <style:text-properties officeooo:rsid="008af16e"/>
    </style:style>
    <style:style style:name="T41" style:family="text">
      <style:text-properties officeooo:rsid="008b1be0"/>
    </style:style>
    <style:style style:name="T42" style:family="text">
      <style:text-properties officeooo:rsid="00907e68"/>
    </style:style>
    <style:style style:name="T43" style:family="text">
      <style:text-properties fo:color="#000000" style:font-name="PT Astra Serif" fo:font-size="14pt" fo:font-weight="normal" fo:background-color="#ffffff" loext:char-shading-value="0" style:font-size-asian="10.5pt" style:font-weight-asian="normal" style:font-weight-complex="normal"/>
    </style:style>
    <style:style style:name="T44" style:family="text">
      <style:text-properties fo:color="#000000" style:font-name="PT Astra Serif" fo:font-size="14pt" fo:font-weight="normal" officeooo:rsid="00915fe3" fo:background-color="#ffffff" loext:char-shading-value="0" style:font-size-asian="10.5pt" style:font-weight-asian="normal" style:font-weight-complex="normal"/>
    </style:style>
    <style:style style:name="T45" style:family="text">
      <style:text-properties fo:color="#000000" style:font-name="monospace" fo:font-style="italic" officeooo:rsid="009a0635" fo:background-color="#ffffff" loext:char-shading-value="0" style:font-style-asian="italic" style:font-style-complex="italic"/>
    </style:style>
    <style:style style:name="T46" style:family="text">
      <style:text-properties fo:color="#000000" fo:font-size="14pt" fo:font-weight="normal" fo:background-color="#ffffff" loext:char-shading-value="0" style:font-weight-asian="normal" style:font-weight-complex="normal"/>
    </style:style>
    <style:style style:name="T47" style:family="text">
      <style:text-properties fo:color="#000000" fo:font-size="14pt" fo:background-color="#ffffff" loext:char-shading-value="0"/>
    </style:style>
    <style:style style:name="T48" style:family="text">
      <style:text-properties fo:color="#000000" fo:background-color="#ffffff" loext:char-shading-value="0"/>
    </style:style>
    <style:style style:name="T49" style:family="text">
      <style:text-properties fo:color="#000000" officeooo:rsid="009c262d" fo:background-color="#ffffff" loext:char-shading-value="0"/>
    </style:style>
    <style:style style:name="T50" style:family="text">
      <style:text-properties fo:color="#000000" officeooo:rsid="009f674c" fo:background-color="#ffffff" loext:char-shading-value="0"/>
    </style:style>
    <style:style style:name="T51" style:family="text">
      <style:text-properties fo:color="#000000" officeooo:rsid="00a20d59" fo:background-color="#ffffff" loext:char-shading-value="0"/>
    </style:style>
    <style:style style:name="T52" style:family="text">
      <style:text-properties style:font-name="monospace" fo:font-style="italic" officeooo:rsid="009a0635" style:font-style-asian="italic" style:font-style-complex="italic"/>
    </style:style>
    <style:style style:name="T53" style:family="text">
      <style:text-properties officeooo:rsid="0096f90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6f90d" style:font-style-asian="italic" style:font-style-complex="italic"/>
    </style:style>
    <style:style style:name="T56" style:family="text">
      <style:text-properties fo:font-style="italic" officeooo:rsid="009a1a28" style:font-style-asian="italic" style:font-style-complex="italic"/>
    </style:style>
    <style:style style:name="T57" style:family="text">
      <style:text-properties fo:font-style="italic" fo:font-weight="bold" officeooo:rsid="009876c2" style:font-style-asian="italic" style:font-weight-asian="bold" style:font-style-complex="italic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Liberation Mono" fo:font-size="14pt" fo:font-style="italic" officeooo:rsid="009a1a28" style:font-name-asian="Liberation Mono1" style:font-size-asian="10.5pt" style:font-style-asian="italic" style:font-name-complex="Liberation Mono1" style:font-style-complex="italic"/>
    </style:style>
    <style:style style:name="T60" style:family="text">
      <style:text-properties style:font-name="Liberation Mono" fo:font-size="14pt" fo:font-style="italic" officeooo:rsid="00a087d6" style:font-name-asian="Liberation Mono1" style:font-size-asian="10.5pt" style:font-style-asian="italic" style:font-name-complex="Liberation Mono1" style:font-style-complex="italic"/>
    </style:style>
    <style:style style:name="T61" style:family="text">
      <style:text-properties officeooo:rsid="009c262d"/>
    </style:style>
    <style:style style:name="T62" style:family="text">
      <style:text-properties officeooo:rsid="00a35aff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officeooo:rsid="00a3fa02"/>
    </style:style>
    <style:style style:name="T65" style:family="text">
      <style:text-properties officeooo:rsid="0094c2e1"/>
    </style:style>
    <style:style style:name="T66" style:family="text">
      <style:text-properties officeooo:rsid="00a69b1d"/>
    </style:style>
    <style:style style:name="T67" style:family="text">
      <style:text-properties officeooo:rsid="00a76b48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НАСТРОЙКА QT CREATOR</text:p>
      <text:p text:style-name="P8"/>
      <text:p text:style-name="P8"><text:span text:style-name="T2">Скачать и </text:span><text:span text:style-name="T5">распаковать</text:span><text:span text:style-name="T2"> Ардуино </text:span><text:span text:style-name="T3">в домашний каталог</text:span></text:p>
      <text:p text:style-name="P67"><text:span text:style-name="T65">Открыть терминал в папке корневой папке ардуино и вызвать команду sudo ./install.sh</text:span></text:p>
      <text:p text:style-name="P7">Скачать и распаковать <text:span text:style-name="T3">qbs</text:span> <text:span text:style-name="T3">проект</text:span> <text:s/><text:span text:style-name="T3">в домашний каталог</text:span></text:p>
      <text:p text:style-name="P7"/>
      <text:p text:style-name="P69"><text:span text:style-name="T64">Д</text:span>омашний каталог не обязателен, рассматривается как путь по умолчанию.</text:p>
      <text:p text:style-name="P6"/>
      <text:p text:style-name="P10">Активировать baremetal плагин</text:p>
      <text:p text:style-name="P9"><text:span text:style-name="T31">Справка→ о модулях → </text:span><text:span text:style-name="T6">активировать</text:span><text:span text:style-name="T31"> BareMetal</text:span></text:p>
      <text:p text:style-name="P18"/>
      <text:p text:style-name="P10">Создать новое baremetal устройство</text:p>
      <text:p text:style-name="P19">Инструменты → параметры → устройства → добавить → устройство на голом железе → название: default, тип сервера отладки: нет</text:p>
      <text:p text:style-name="P19"/>
      <text:p text:style-name="P11">Добавить компилятор си</text:p>
      <text:p text:style-name="P20">Инструменты → параметры → <text:span text:style-name="T32">компиляторы → добавить → gcc → c</text:span></text:p>
      <text:p text:style-name="P21">Название: avr-gcc</text:p>
      <text:p text:style-name="P21">Путь к компилятору: например </text:p>
      <text:p text:style-name="P21">~/arduino/hardware/tools/avr/bin/avr-gcc</text:p>
      <text:p text:style-name="P21"/>
      <text:p text:style-name="P11">Добавить компилятор си++</text:p>
      <text:p text:style-name="P20">Инструменты → параметры → <text:span text:style-name="T32">компиляторы → добавить → gcc → c++</text:span></text:p>
      <text:p text:style-name="P21">Название: avr-g++</text:p>
      <text:p text:style-name="P21">Путь к компилятору: например </text:p>
      <text:p text:style-name="P21">~/arduino/hardware/tools/avr/bin/avr-g++</text:p>
      <text:p text:style-name="P21"/>
      <text:p text:style-name="P21"/>
      <text:p text:style-name="P12">Добавить <text:span text:style-name="T34">комплект</text:span></text:p>
      <text:p text:style-name="P26"><text:span text:style-name="T36">Инструменты → параметры → </text:span><text:span text:style-name="T13">комплекты</text:span><text:span text:style-name="T37"> → добавить</text:span></text:p>
      <text:p text:style-name="P22">Название: avr</text:p>
      <text:p text:style-name="P23">Тип устройства: устройство на голом железе «default»</text:p>
      <text:p text:style-name="P23">Компилятор с: avr-gcc</text:p>
      <text:p text:style-name="P23">Компилятор с++: avr-g++</text:p>
      <text:p text:style-name="P23">Отладчик: нет</text:p>
      <text:p text:style-name="P23">Профиль Qt: нет</text:p>
      <text:p text:style-name="P23"/>
      <text:p text:style-name="P57"/>
      <text:p text:style-name="P75">НАСТРОЙКА QBS ПРОЕКТА</text:p>
      <text:p text:style-name="P58"/>
      <text:p text:style-name="P57"><text:span text:style-name="T40">С</text:span>менить комплект, применяемый в проекте</text:p>
      <text:p text:style-name="P24">Слева выбрать: проекты → avr</text:p>
      <text:p text:style-name="P24"/>
      <text:p text:style-name="P13"><text:span text:style-name="T41">Отключить </text:span><text:span text:style-name="T7">все</text:span><text:span text:style-name="T41"> комплекты, кроме avr</text:span></text:p>
      <text:p text:style-name="P31">Нажать правую кнопку мыши <text:span text:style-name="T66">на комплекте </text:span>(например Desktop) и выбрать отключить комплект для проекта avr_qbs.</text:p>
      <text:p text:style-name="P31"/>
      <text:p text:style-name="P14">Проверить местонахождение каталога сборки</text:p>
      <text:p text:style-name="P32">Avr (комплект) → сборка → <text:span text:style-name="T67">н</text:span>астройки сборки → каталог сборки</text:p>
      <text:p text:style-name="P33"/>
      <text:p text:style-name="P15">Настроить qbs файл</text:p>
      <text:p text:style-name="P27"><text:span text:style-name="T38">Можно редактировать переменные</text:span><text:span text:style-name="T39">:</text:span></text:p>
      <text:list xml:id="list1591031718" text:style-name="L1">
        <text:list-item>
          <text:p text:style-name="P37"><text:span text:style-name="T38">SKETCH_PATH — </text:span><text:span text:style-name="T39">путь до папки с скетчем</text:span></text:p>
        </text:list-item>
        <text:list-item>
          <text:p text:style-name="P37">ARDUINO_PATH — <text:span text:style-name="T42">путь до корневой папки </text:span><text:span text:style-name="T8">arduino</text:span></text:p>
        </text:list-item>
        <text:list-item>
          <text:p text:style-name="P37">AVR_TOOLCHAIN_PATH — <text:span text:style-name="T42">путь до комплекта компилятора gcc</text:span></text:p>
        </text:list-item>
        <text:list-item>
          <text:p text:style-name="P38">ARDUINO_CORE_PATH — <text:span text:style-name="T42">путь до папки core</text:span></text:p>
        </text:list-item>
        <text:list-item>
          <text:p text:style-name="P38">ARDUINO_VARIANTS_PATH —<text:span text:style-name="T42">путь до папки variants</text:span></text:p>
        </text:list-item>
        <text:list-item>
          <text:p text:style-name="P38">MCU: "atmega328" — <text:span text:style-name="T42">модель микроконтроллера avr</text:span></text:p>
        </text:list-item>
        <text:list-item>
          <text:p text:style-name="P38"><text:span text:style-name="T38">F_CPU: "16000000L" — </text:span><text:span text:style-name="T39">рабочая частота микро</text:span><text:span text:style-name="T14">контроллера</text:span></text:p>
        </text:list-item>
      </text:list>
      <text:p text:style-name="P39"/>
      <text:p text:style-name="P39"/>
      <text:p text:style-name="P46"/>
      <text:p text:style-name="P73"><text:span text:style-name="T19">УСТАНОВКА</text:span><text:span text:style-name="T18"> AVRDUDE</text:span></text:p>
      <text:p text:style-name="P61"><text:span text:style-name="T18"/></text:p>
      <text:p text:style-name="P35"><text:span text:style-name="T4">Способ 1:</text:span></text:p>
      <text:p text:style-name="P35"><text:span text:style-name="T4">sudo apt install avrdude</text:span></text:p>
      <text:p text:style-name="P35"><text:span text:style-name="T4"/></text:p>
      <text:p text:style-name="P35"><text:span text:style-name="T4">Способ 2:</text:span></text:p>
      <text:p text:style-name="P36"><text:span text:style-name="T4">Открыть терминал в папке avrdude.</text:span></text:p>
      <text:p text:style-name="P41">Перенести исполняемый файл avrdude в /<text:span text:style-name="T54">usr/</text:span><text:span text:style-name="T58">bin</text:span></text:p>
      <text:p text:style-name="P64"><text:span text:style-name="T48">sudo cp avrdude /usr/bin</text:span></text:p>
      <text:p text:style-name="P41"><text:span text:style-name="T58">Перенести файл конфигурации avrdude.conf в </text:span><text:span text:style-name="T54">usr/</text:span><text:span text:style-name="T58">local/etc</text:span></text:p>
      <text:p text:style-name="P64"><text:span text:style-name="T48">sudo cp avrdude.</text:span><text:span text:style-name="T50">con</text:span><text:span text:style-name="T51">f</text:span><text:span text:style-name="T48"> /usr/</text:span><text:span text:style-name="T50">local/etc</text:span></text:p>
      <text:p text:style-name="P41"><text:span text:style-name="T58"/></text:p>
      <text:p text:style-name="P41"><text:span text:style-name="T58">Способ 3:</text:span></text:p>
      <text:p text:style-name="P61"><text:span text:style-name="T26">Скомпилировать из исходников</text:span></text:p>
      <text:p text:style-name="P61"><text:span text:style-name="T26"/></text:p>
      <text:p text:style-name="P65"><text:span text:style-name="T26">Е</text:span><text:span text:style-name="T25">сли в процессе работы с avrdude не будет хватать библиотек, </text:span><text:span text:style-name="T27">то </text:span><text:span text:style-name="T25">см. пункт «</text:span><text:span text:style-name="T21">Устанавливаем </text:span><text:span text:style-name="T22">библиотеки </text:span><text:span text:style-name="T23">драйверов</text:span><text:span text:style-name="T25">» в разделе «</text:span><text:span text:style-name="T24">КОМПИЛЯЦИЯ AVRDUDE ИЗ ИСХОДНИКОВ</text:span><text:span text:style-name="T25">».</text:span></text:p>
      <text:p text:style-name="P74"><text:span text:style-name="T30">КОМПИЛЯЦИЯ AVRDUDE ИЗ ИСХОДНИКОВ</text:span></text:p>
      <text:p text:style-name="P46"/>
      <text:p text:style-name="P44">1. Устанавливаем зависимости</text:p>
      <text:p text:style-name="P63"><text:span text:style-name="Source_20_Text"><text:span text:style-name="T44">s</text:span></text:span><text:span text:style-name="Source_20_Text"><text:span text:style-name="T43">udo apt install flex</text:span></text:span></text:p>
      <text:p text:style-name="P62"><text:span text:style-name="Source_20_Text"><text:span text:style-name="T46">sudo apt-get install bison -y</text:span></text:span></text:p>
      <text:p text:style-name="P48"><text:span text:style-name="Source_20_Text"><text:span text:style-name="T47">sudo apt-get install byacc -y</text:span></text:span></text:p>
      <text:p text:style-name="P47"/>
      <text:p text:style-name="P45"><text:span text:style-name="T61">2. </text:span>Скачиваем последнюю версию <text:span text:style-name="T61">программы </text:span>с сайта</text:p>
      <text:p text:style-name="P47"><text:a xlink:type="simple" xlink:href="http://download.savannah.gnu.org/releases/avrdude/" text:style-name="Internet_20_link" text:visited-style-name="Visited_20_Internet_20_Link"><text:span text:style-name="T63">http://download.savannah.gnu.org/releases/avrdude/</text:span></text:a></text:p>
      <text:p text:style-name="P47"/>
      <text:p text:style-name="P56"><text:span text:style-name="T10">3. </text:span><text:span text:style-name="T11">Устанавливаем </text:span><text:span text:style-name="T10">библиотеки </text:span><text:span text:style-name="T12">драйверов</text:span></text:p>
      <text:p text:style-name="P51">Переходим в папку avrdude, содержащую исходные файлы</text:p>
      <text:p text:style-name="P51">Запускаем ./configure</text:p>
      <text:p text:style-name="P51">Проверяем, что основные зависимости удовлетворены, <text:span text:style-name="T61">если нет, то команды для устранения каждой из них приведены ниже.</text:span></text:p>
      <text:p text:style-name="P43"/>
      <text:p text:style-name="P16">DON'T HAVE libelf </text:p>
      <text:p text:style-name="P25">sudo apt install libelf-dev</text:p>
      <text:p text:style-name="P25"/>
      <text:p text:style-name="P16">DON'T HAVE libusb</text:p>
      <text:p text:style-name="First_20_line_20_indent">sudo apt install libusb-0.1-4</text:p>
      <text:p text:style-name="P49">sudo apt install libusb-dev</text:p>
      <text:p text:style-name="P28"/>
      <text:p text:style-name="P17">DON'T HAVE libusb_1_0 </text:p>
      <text:p text:style-name="First_20_line_20_indent"><text:span text:style-name="Source_20_Text">sudo apt install libusb-1.0-0</text:span></text:p>
      <text:p text:style-name="P17"><text:span text:style-name="Source_20_Text"><text:span text:style-name="T35">sudo apt-get install libusb-1.0-0-dev</text:span></text:span></text:p>
      <text:p text:style-name="P16"/>
      <text:p text:style-name="P17">DON'T HAVE libftdi1</text:p>
      <text:p text:style-name="P17"><text:bookmark text:name="step2"/><text:span text:style-name="Source_20_Text"><text:span text:style-name="T35">sudo apt-get install libftdi1</text:span></text:span></text:p>
      <text:p text:style-name="P17"><text:span text:style-name="Source_20_Text"><text:span text:style-name="T35">sudo apt install libftdi1-dev</text:span></text:span></text:p>
      <text:p text:style-name="P25"/>
      <text:p text:style-name="P17">DON'T HAVE libftdi</text:p>
      <text:p text:style-name="P29"><text:bookmark text:name="step21"/><text:span text:style-name="Source_20_Text">sudo apt-get install libftdi1</text:span></text:p>
      <text:p text:style-name="First_20_line_20_indent">sudo apt install libftdi-dev</text:p>
      <text:p text:style-name="P16"/>
      <text:p text:style-name="P16">DON'T HAVE libhid</text:p>
      <text:p text:style-name="P30"><text:span text:style-name="T15">s</text:span><text:span text:style-name="T16">udo apt install </text:span><text:span text:style-name="T43">libhidapi-dev</text:span></text:p>
      <text:p text:style-name="P30"><text:span text:style-name="Source_20_Text"><text:span text:style-name="T46"/></text:span></text:p>
      <text:p text:style-name="P52">4. Компилируем</text:p>
      <text:p text:style-name="P50">Запускаем <text:span text:style-name="T61">в терминале</text:span> <text:span text:style-name="T61">команду: </text:span>make</text:p>
      <text:p text:style-name="P42"><text:span text:style-name="T48">Запускаем </text:span><text:span text:style-name="T49">в терминале</text:span><text:span text:style-name="T48"> </text:span><text:span text:style-name="T49">команду: </text:span><text:span text:style-name="T48">make install</text:span></text:p>
      <text:p text:style-name="P41"><text:span text:style-name="T20"/></text:p>
      <text:p text:style-name="P72">ПРОГРАММАТОР</text:p>
      <text:p text:style-name="P55"><text:span text:style-name="T4"/></text:p>
      <text:p text:style-name="P54"><text:span text:style-name="T9">Определить COM порт</text:span></text:p>
      <text:p text:style-name="P40">Способ №1: открыть ArduinoIDE, инструменты → порт</text:p>
      <text:p text:style-name="P59"><text:span text:style-name="T17">Способ №2: команда в терминале sudo </text:span><text:span text:style-name="Source_20_Text">dmesg | grep tty</text:span></text:p>
      <text:p text:style-name="P59"><text:span text:style-name="Source_20_Text"><text:span text:style-name="T53">Способ №3: </text:span></text:span><text:span text:style-name="Source_20_Text">частые названия COM портов ttyACM0, ttyS0</text:span></text:p>
      <text:p text:style-name="P59"><text:span text:style-name="Source_20_Text"/></text:p>
      <text:p text:style-name="P70"><text:span text:style-name="Source_20_Text"/></text:p>
      <text:p text:style-name="P59"><text:span text:style-name="Source_20_Text"><text:span text:style-name="T33">Задать права доступа на COM порт</text:span></text:span></text:p>
      <text:p text:style-name="P59"><text:span text:style-name="Source_20_Text"><text:span text:style-name="T53">sudo chmod 777 /</text:span></text:span><text:span text:style-name="Source_20_Text"><text:span text:style-name="T55">dev/ttyS0 (вместо ttyS0 ваш порт)</text:span></text:span></text:p>
      <text:p text:style-name="P59"><text:span text:style-name="Source_20_Text"><text:span text:style-name="T55"/></text:span></text:p>
      <text:p text:style-name="P59"><text:span text:style-name="Source_20_Text"><text:span text:style-name="T55"/></text:span></text:p>
      <text:p text:style-name="P60"><text:span text:style-name="Source_20_Text"><text:span text:style-name="T57">Залить прошивку на Arduino UNO</text:span></text:span></text:p>
      <text:p text:style-name="P71"><text:span text:style-name="Source_20_Text"><text:span text:style-name="T56">В терминале </text:span></text:span><text:span text:style-name="Source_20_Text"><text:span text:style-name="T59">выполнить</text:span></text:span><text:span text:style-name="Source_20_Text"><text:span text:style-name="T60">команду</text:span></text:span><text:span text:style-name="Source_20_Text"><text:span text:style-name="T59">:</text:span></text:span></text:p>
      <text:p text:style-name="P71"><text:span text:style-name="Source_20_Text"><text:span text:style-name="T45">avrdude -p m328p -P /dev/</text:span></text:span><text:span text:style-name="Source_20_Text"><text:span text:style-name="T52"><text:line-break/>ttyS0 -c arduino -b 115200 -U flash:w:arduino_qbs.hex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onospace" svg:font-family="monospace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5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1-09-05T13:48:35.106018263</meta:creation-date>
    <dc:title>Default</dc:title>
    <meta:editing-cycles>40</meta:editing-cycles>
    <meta:editing-duration>PT2H20M33S</meta:editing-duration>
    <meta:generator>LibreOffice/6.4.6.2$Linux_X86_64 LibreOffice_project/40$Build-2</meta:generator>
    <dc:date>2021-09-05T16:47:43.991338316</dc:date>
    <meta:document-statistic meta:table-count="1" meta:image-count="0" meta:object-count="0" meta:page-count="5" meta:paragraph-count="105" meta:word-count="517" meta:character-count="3633" meta:non-whitespace-character-count="3217"/>
  </office:meta>
</office:document-meta>
</file>